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2">
      <style:table-cell-properties fo:background-color="#66ffff"/>
    </style:style>
    <style:style style:name="ce4" style:family="table-cell" style:parent-style-name="Default" style:data-style-name="N123">
      <style:table-cell-properties fo:background-color="#66ffff"/>
    </style:style>
    <style:style style:name="ce5" style:family="table-cell" style:parent-style-name="Default" style:data-style-name="N123">
      <style:table-cell-properties fo:background-color="#ffff99"/>
    </style:style>
    <style:style style:name="ce6" style:family="table-cell" style:parent-style-name="Default" style:data-style-name="N2">
      <style:table-cell-properties fo:background-color="#ffff99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1&quot;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1"/>
        <table:table-column table:style-name="co2" table:default-cell-style-name="ce4"/>
        <table:table-column table:style-name="co3" table:default-cell-style-name="ce4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Default" table:number-columns-repeated="8"/>
          <table:table-cell table:style-name="Default" table:formula="of:=[.K4]*[.E8]*((2*[.K5]*[.K3])^0.5)" office:value-type="float" office:value="210.105000757678" calcext:value-type="float">
            <text:p>210.105000757678</text:p>
          </table:table-cell>
          <table:table-cell table:style-name="Default" office:value-type="string" calcext:value-type="string">
            <text:p>v</text:p>
          </table:table-cell>
          <table:table-cell table:style-name="Default" table:formula="of:=0.4085*[.K5]/([.H8]^2)" office:value-type="float" office:value="5.84608888888889" calcext:value-type="float">
            <text:p>5.84608888888889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h</text:p>
          </table:table-cell>
          <table:table-cell table:style-name="Default" table:formula="of:=(([.K1])^2)/(2*[.K5])" office:value-type="float" office:value="0.530694958024691" calcext:value-type="float">
            <text:p>0.530694958024691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hd</text:p>
          </table:table-cell>
          <table:table-cell table:style-name="Default" office:value-type="float" office:value="2.5" calcext:value-type="float">
            <text:p>2.5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</text:p>
          </table:table-cell>
          <table:table-cell table:style-name="Default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g</text:p>
          </table:table-cell>
          <table:table-cell table:style-name="Default" office:value-type="float" office:value="32.2" calcext:value-type="float">
            <text:p>32.2</text:p>
          </table:table-cell>
          <table:table-cell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target</text:p>
          </table:table-cell>
          <table:table-cell table:style-name="Default" table:formula="of:=0.21 * [.K3]" office:value-type="float" office:value="0.525" calcext:value-type="float">
            <text:p>0.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Lateral Length</text:p>
          </table:table-cell>
          <table:table-cell table:style-name="Default" office:value-type="string" calcext:value-type="string">
            <text:p>Spacing</text:p>
          </table:table-cell>
          <table:table-cell table:style-name="Default" office:value-type="string" calcext:value-type="string">
            <text:p>Segment</text:p>
          </table:table-cell>
          <table:table-cell table:style-name="Default" office:value-type="string" calcext:value-type="string">
            <text:p>Orifice Dia</text:p>
          </table:table-cell>
          <table:table-cell table:style-name="Default" office:value-type="string" calcext:value-type="string">
            <text:p>Orifice Area</text:p>
          </table:table-cell>
          <table:table-cell table:style-name="Default" office:value-type="string" calcext:value-type="string">
            <text:p>PerfDis</text:p>
          </table:table-cell>
          <table:table-cell table:style-name="Default" office:value-type="string" calcext:value-type="string">
            <text:p>SumPerfDis</text:p>
          </table:table-cell>
          <table:table-cell table:style-name="Default" office:value-type="string" calcext:value-type="string">
            <text:p>Lateral Dia.</text:p>
          </table:table-cell>
          <table:table-cell table:style-name="Default" office:value-type="string" calcext:value-type="string">
            <text:p>headloss</text:p>
          </table:table-cell>
          <table:table-cell table:style-name="Default" office:value-type="string" calcext:value-type="string">
            <text:p>SumHeadloss</text:p>
          </table:table-cell>
          <table:table-cell table:style-name="Default" office:value-type="string" calcext:value-type="string">
            <text:p>DeltaHead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8</text:p>
          </table:table-cell>
          <table:table-cell table:formula="of:=3.14*(([.D8]/2)^2)" office:value-type="float" office:value="0.110390625" calcext:value-type="float">
            <text:p>0.110</text:p>
          </table:table-cell>
          <table:table-cell table:formula="of:=11.79*([.D8])^2*([.$K$3])^0.5" office:value-type="float" office:value="2.62147876969115" calcext:value-type="float">
            <text:p>2.62</text:p>
          </table:table-cell>
          <table:table-cell table:formula="of:=SUM([.F8:.F20])" office:value-type="float" office:value="34.0792240059849" calcext:value-type="float">
            <text:p>34.079</text:p>
          </table:table-cell>
          <table:table-cell office:value-type="float" office:value="1.5" calcext:value-type="float">
            <text:p>1.5</text:p>
          </table:table-cell>
          <table:table-cell table:formula="of:=[.B8]*((3.55*[.G8]/([.$K$4]*([.H8]^2.63)))^1.85)" office:value-type="float" office:value="0.280290770549295" calcext:value-type="float">
            <text:p>0.280</text:p>
          </table:table-cell>
          <table:table-cell table:formula="of:=[.I8]" office:value-type="float" office:value="0.280290770549295" calcext:value-type="float">
            <text:p>0.280</text:p>
          </table:table-cell>
          <table:table-cell table:style-name="ce4" table:formula="of:=[.J8]-[.$J$8]" office:value-type="float" office:value="0" calcext:value-type="float">
            <text:p>0.000</text:p>
          </table:table-cell>
          <table:table-cell table:style-name="ce7"/>
        </table:table-row>
        <table:table-row table:style-name="ro1">
          <table:table-cell table:formula="of:=[.A8]+[.B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75" calcext:value-type="float">
            <text:p>0.38</text:p>
          </table:table-cell>
          <table:table-cell table:formula="of:=3.14*(([.D9]/2)^2)" office:value-type="float" office:value="0.110390625" calcext:value-type="float">
            <text:p>0.110</text:p>
          </table:table-cell>
          <table:table-cell table:formula="of:=11.79*([.D9])^2*([.$K$3])^0.5" office:value-type="float" office:value="2.62147876969115" calcext:value-type="float">
            <text:p>2.62</text:p>
          </table:table-cell>
          <table:table-cell table:formula="of:=[.G8]-[.F9]" office:value-type="float" office:value="31.4577452362937" calcext:value-type="float">
            <text:p>31.458</text:p>
          </table:table-cell>
          <table:table-cell office:value-type="float" office:value="1.5" calcext:value-type="float">
            <text:p>1.5</text:p>
          </table:table-cell>
          <table:table-cell table:formula="of:=[.B9]*((3.55*[.G9]/([.$K$4]*([.H9]^2.63)))^1.85)" office:value-type="float" office:value="0.241712383497241" calcext:value-type="float">
            <text:p>0.242</text:p>
          </table:table-cell>
          <table:table-cell table:formula="of:=[.I9]+[.J8]" office:value-type="float" office:value="0.522003154046536" calcext:value-type="float">
            <text:p>0.522</text:p>
          </table:table-cell>
          <table:table-cell table:style-name="ce4" table:formula="of:=[.J9]-[.$J$8]" office:value-type="float" office:value="0.241712383497241" calcext:value-type="float">
            <text:p>0.242</text:p>
          </table:table-cell>
          <table:table-cell/>
        </table:table-row>
        <table:table-row table:style-name="ro1">
          <table:table-cell table:formula="of:=[.A9]+[.B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75" calcext:value-type="float">
            <text:p>0.38</text:p>
          </table:table-cell>
          <table:table-cell table:formula="of:=3.14*(([.D10]/2)^2)" office:value-type="float" office:value="0.110390625" calcext:value-type="float">
            <text:p>0.110</text:p>
          </table:table-cell>
          <table:table-cell table:formula="of:=11.79*([.D10])^2*([.$K$3])^0.5" office:value-type="float" office:value="2.62147876969115" calcext:value-type="float">
            <text:p>2.62</text:p>
          </table:table-cell>
          <table:table-cell table:formula="of:=[.G9]-[.F10]" office:value-type="float" office:value="28.8362664666026" calcext:value-type="float">
            <text:p>28.836</text:p>
          </table:table-cell>
          <table:table-cell office:value-type="float" office:value="1.5" calcext:value-type="float">
            <text:p>1.5</text:p>
          </table:table-cell>
          <table:table-cell table:formula="of:=[.B10]*((3.55*[.G10]/([.$K$4]*([.H10]^2.63)))^1.85)" office:value-type="float" office:value="0.205773793153351" calcext:value-type="float">
            <text:p>0.206</text:p>
          </table:table-cell>
          <table:table-cell table:formula="of:=[.I10]+[.J9]" office:value-type="float" office:value="0.727776947199887" calcext:value-type="float">
            <text:p>0.728</text:p>
          </table:table-cell>
          <table:table-cell table:style-name="ce4" table:formula="of:=[.J10]-[.$J$8]" office:value-type="float" office:value="0.447486176650592" calcext:value-type="float">
            <text:p>0.447</text:p>
          </table:table-cell>
          <table:table-cell/>
        </table:table-row>
        <table:table-row table:style-name="ro1">
          <table:table-cell table:formula="of:=[.A10]+[.B1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75" calcext:value-type="float">
            <text:p>0.38</text:p>
          </table:table-cell>
          <table:table-cell table:formula="of:=3.14*(([.D11]/2)^2)" office:value-type="float" office:value="0.110390625" calcext:value-type="float">
            <text:p>0.110</text:p>
          </table:table-cell>
          <table:table-cell table:formula="of:=11.79*([.D11])^2*([.$K$3])^0.5" office:value-type="float" office:value="2.62147876969115" calcext:value-type="float">
            <text:p>2.62</text:p>
          </table:table-cell>
          <table:table-cell table:formula="of:=[.G10]-[.F11]" office:value-type="float" office:value="26.2147876969115" calcext:value-type="float">
            <text:p>26.215</text:p>
          </table:table-cell>
          <table:table-cell office:value-type="float" office:value="1.5" calcext:value-type="float">
            <text:p>1.5</text:p>
          </table:table-cell>
          <table:table-cell table:formula="of:=[.B11]*((3.55*[.G11]/([.$K$4]*([.H11]^2.63)))^1.85)" office:value-type="float" office:value="0.172509730110585" calcext:value-type="float">
            <text:p>0.173</text:p>
          </table:table-cell>
          <table:table-cell table:formula="of:=[.I11]+[.J10]" office:value-type="float" office:value="0.900286677310472" calcext:value-type="float">
            <text:p>0.900</text:p>
          </table:table-cell>
          <table:table-cell table:style-name="ce4" table:formula="of:=[.J11]-[.$J$8]" office:value-type="float" office:value="0.619995906761177" calcext:value-type="float">
            <text:p>0.620</text:p>
          </table:table-cell>
          <table:table-cell/>
        </table:table-row>
        <table:table-row table:style-name="ro1">
          <table:table-cell table:formula="of:=[.A11]+[.B11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.38</text:p>
          </table:table-cell>
          <table:table-cell table:formula="of:=3.14*(([.D12]/2)^2)" office:value-type="float" office:value="0.110390625" calcext:value-type="float">
            <text:p>0.110</text:p>
          </table:table-cell>
          <table:table-cell table:formula="of:=11.79*([.D12])^2*([.$K$3])^0.5" office:value-type="float" office:value="2.62147876969115" calcext:value-type="float">
            <text:p>2.62</text:p>
          </table:table-cell>
          <table:table-cell table:formula="of:=[.G11]-[.F12]" office:value-type="float" office:value="23.5933089272203" calcext:value-type="float">
            <text:p>23.593</text:p>
          </table:table-cell>
          <table:table-cell office:value-type="float" office:value="1.5" calcext:value-type="float">
            <text:p>1.5</text:p>
          </table:table-cell>
          <table:table-cell table:formula="of:=[.B12]*((3.55*[.G12]/([.$K$4]*([.H12]^2.63)))^1.85)" office:value-type="float" office:value="0.141958773410358" calcext:value-type="float">
            <text:p>0.142</text:p>
          </table:table-cell>
          <table:table-cell table:formula="of:=[.I12]+[.J11]" office:value-type="float" office:value="1.04224545072083" calcext:value-type="float">
            <text:p>1.042</text:p>
          </table:table-cell>
          <table:table-cell table:style-name="ce4" table:formula="of:=[.J12]-[.$J$8]" office:value-type="float" office:value="0.761954680171535" calcext:value-type="float">
            <text:p>0.762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table:formula="of:=[.A12]+[.B1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8</text:p>
          </table:table-cell>
          <table:table-cell table:formula="of:=3.14*(([.D13]/2)^2)" office:value-type="float" office:value="0.110390625" calcext:value-type="float">
            <text:p>0.110</text:p>
          </table:table-cell>
          <table:table-cell table:formula="of:=11.79*([.D13])^2*([.$K$3])^0.5" office:value-type="float" office:value="2.62147876969115" calcext:value-type="float">
            <text:p>2.62</text:p>
          </table:table-cell>
          <table:table-cell table:formula="of:=[.G12]-[.F13]" office:value-type="float" office:value="20.9718301575292" calcext:value-type="float">
            <text:p>20.972</text:p>
          </table:table-cell>
          <table:table-cell office:value-type="float" office:value="1.5" calcext:value-type="float">
            <text:p>1.5</text:p>
          </table:table-cell>
          <table:table-cell table:formula="of:=[.B13]*((3.55*[.G13]/([.$K$4]*([.H13]^2.63)))^1.85)" office:value-type="float" office:value="0.114164235211233" calcext:value-type="float">
            <text:p>0.114</text:p>
          </table:table-cell>
          <table:table-cell table:formula="of:=[.I13]+[.J12]" office:value-type="float" office:value="1.15640968593206" calcext:value-type="float">
            <text:p>1.156</text:p>
          </table:table-cell>
          <table:table-cell table:style-name="ce4" table:formula="of:=[.J13]-[.$J$8]" office:value-type="float" office:value="0.876118915382768" calcext:value-type="float">
            <text:p>0.876</text:p>
          </table:table-cell>
          <table:table-cell/>
        </table:table-row>
        <table:table-row table:style-name="ro1">
          <table:table-cell table:formula="of:=[.A13]+[.B13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75" calcext:value-type="float">
            <text:p>0.38</text:p>
          </table:table-cell>
          <table:table-cell table:formula="of:=3.14*(([.D14]/2)^2)" office:value-type="float" office:value="0.110390625" calcext:value-type="float">
            <text:p>0.110</text:p>
          </table:table-cell>
          <table:table-cell table:formula="of:=11.79*([.D14])^2*([.$K$3])^0.5" office:value-type="float" office:value="2.62147876969115" calcext:value-type="float">
            <text:p>2.62</text:p>
          </table:table-cell>
          <table:table-cell table:formula="of:=[.G13]-[.F14]" office:value-type="float" office:value="18.350351387838" calcext:value-type="float">
            <text:p>18.350</text:p>
          </table:table-cell>
          <table:table-cell office:value-type="float" office:value="1.5" calcext:value-type="float">
            <text:p>1.5</text:p>
          </table:table-cell>
          <table:table-cell table:formula="of:=[.B14]*((3.55*[.G14]/([.$K$4]*([.H14]^2.63)))^1.85)" office:value-type="float" office:value="0.089175380224034" calcext:value-type="float">
            <text:p>0.089</text:p>
          </table:table-cell>
          <table:table-cell table:formula="of:=[.I14]+[.J13]" office:value-type="float" office:value="1.2455850661561" calcext:value-type="float">
            <text:p>1.246</text:p>
          </table:table-cell>
          <table:table-cell table:style-name="ce4" table:formula="of:=[.J14]-[.$J$8]" office:value-type="float" office:value="0.965294295606802" calcext:value-type="float">
            <text:p>0.965</text:p>
          </table:table-cell>
          <table:table-cell/>
        </table:table-row>
        <table:table-row table:style-name="ro1">
          <table:table-cell table:formula="of:=[.A14]+[.B1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8</text:p>
          </table:table-cell>
          <table:table-cell table:formula="of:=3.14*(([.D15]/2)^2)" office:value-type="float" office:value="0.110390625" calcext:value-type="float">
            <text:p>0.110</text:p>
          </table:table-cell>
          <table:table-cell table:formula="of:=11.79*([.D15])^2*([.$K$3])^0.5" office:value-type="float" office:value="2.62147876969115" calcext:value-type="float">
            <text:p>2.62</text:p>
          </table:table-cell>
          <table:table-cell table:formula="of:=[.G14]-[.F15]" office:value-type="float" office:value="15.7288726181469" calcext:value-type="float">
            <text:p>15.729</text:p>
          </table:table-cell>
          <table:table-cell office:value-type="float" office:value="1.5" calcext:value-type="float">
            <text:p>1.5</text:p>
          </table:table-cell>
          <table:table-cell table:formula="of:=[.B15]*((3.55*[.G15]/([.$K$4]*([.H15]^2.63)))^1.85)" office:value-type="float" office:value="0.0670491704373235" calcext:value-type="float">
            <text:p>0.067</text:p>
          </table:table-cell>
          <table:table-cell table:formula="of:=[.I15]+[.J14]" office:value-type="float" office:value="1.31263423659342" calcext:value-type="float">
            <text:p>1.313</text:p>
          </table:table-cell>
          <table:table-cell table:style-name="ce4" table:formula="of:=[.J15]-[.$J$8]" office:value-type="float" office:value="1.03234346604413" calcext:value-type="float">
            <text:p>1.032</text:p>
          </table:table-cell>
          <table:table-cell/>
        </table:table-row>
        <table:table-row table:style-name="ro1">
          <table:table-cell table:formula="of:=[.A15]+[.B15]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375" calcext:value-type="float">
            <text:p>0.38</text:p>
          </table:table-cell>
          <table:table-cell table:formula="of:=3.14*(([.D16]/2)^2)" office:value-type="float" office:value="0.110390625" calcext:value-type="float">
            <text:p>0.110</text:p>
          </table:table-cell>
          <table:table-cell table:formula="of:=11.79*([.D16])^2*([.$K$3])^0.5" office:value-type="float" office:value="2.62147876969115" calcext:value-type="float">
            <text:p>2.62</text:p>
          </table:table-cell>
          <table:table-cell table:formula="of:=[.G15]-[.F16]" office:value-type="float" office:value="13.1073938484557" calcext:value-type="float">
            <text:p>13.107</text:p>
          </table:table-cell>
          <table:table-cell office:value-type="float" office:value="1.5" calcext:value-type="float">
            <text:p>1.5</text:p>
          </table:table-cell>
          <table:table-cell table:formula="of:=[.B16]*((3.55*[.G16]/([.$K$4]*([.H16]^2.63)))^1.85)" office:value-type="float" office:value="0.0478528825413422" calcext:value-type="float">
            <text:p>0.048</text:p>
          </table:table-cell>
          <table:table-cell table:formula="of:=[.I16]+[.J15]" office:value-type="float" office:value="1.36048711913476" calcext:value-type="float">
            <text:p>1.360</text:p>
          </table:table-cell>
          <table:table-cell table:style-name="ce4" table:formula="of:=[.J16]-[.$J$8]" office:value-type="float" office:value="1.08019634858547" calcext:value-type="float">
            <text:p>1.080</text:p>
          </table:table-cell>
          <table:table-cell/>
        </table:table-row>
        <table:table-row table:style-name="ro1">
          <table:table-cell table:formula="of:=[.A16]+[.B16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75" calcext:value-type="float">
            <text:p>0.38</text:p>
          </table:table-cell>
          <table:table-cell table:formula="of:=3.14*(([.D17]/2)^2)" office:value-type="float" office:value="0.110390625" calcext:value-type="float">
            <text:p>0.110</text:p>
          </table:table-cell>
          <table:table-cell table:formula="of:=11.79*([.D17])^2*([.$K$3])^0.5" office:value-type="float" office:value="2.62147876969115" calcext:value-type="float">
            <text:p>2.62</text:p>
          </table:table-cell>
          <table:table-cell table:formula="of:=[.G16]-[.F17]" office:value-type="float" office:value="10.4859150787646" calcext:value-type="float">
            <text:p>10.486</text:p>
          </table:table-cell>
          <table:table-cell office:value-type="float" office:value="1.5" calcext:value-type="float">
            <text:p>1.5</text:p>
          </table:table-cell>
          <table:table-cell table:formula="of:=[.B17]*((3.55*[.G17]/([.$K$4]*([.H17]^2.63)))^1.85)" office:value-type="float" office:value="0.0316682875480893" calcext:value-type="float">
            <text:p>0.032</text:p>
          </table:table-cell>
          <table:table-cell table:formula="of:=[.I17]+[.J16]" office:value-type="float" office:value="1.39215540668285" calcext:value-type="float">
            <text:p>1.392</text:p>
          </table:table-cell>
          <table:table-cell table:style-name="ce4" table:formula="of:=[.J17]-[.$J$8]" office:value-type="float" office:value="1.11186463613356" calcext:value-type="float">
            <text:p>1.112</text:p>
          </table:table-cell>
          <table:table-cell/>
        </table:table-row>
        <table:table-row table:style-name="ro1">
          <table:table-cell table:formula="of:=[.A17]+[.B17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8</text:p>
          </table:table-cell>
          <table:table-cell table:formula="of:=3.14*(([.D18]/2)^2)" office:value-type="float" office:value="0.110390625" calcext:value-type="float">
            <text:p>0.110</text:p>
          </table:table-cell>
          <table:table-cell table:formula="of:=11.79*([.D18])^2*([.$K$3])^0.5" office:value-type="float" office:value="2.62147876969115" calcext:value-type="float">
            <text:p>2.62</text:p>
          </table:table-cell>
          <table:table-cell table:formula="of:=[.G17]-[.F18]" office:value-type="float" office:value="7.86443630907344" calcext:value-type="float">
            <text:p>7.864</text:p>
          </table:table-cell>
          <table:table-cell office:value-type="float" office:value="1.5" calcext:value-type="float">
            <text:p>1.5</text:p>
          </table:table-cell>
          <table:table-cell table:formula="of:=[.B18]*((3.55*[.G18]/([.$K$4]*([.H18]^2.63)))^1.85)" office:value-type="float" office:value="0.018598928161182" calcext:value-type="float">
            <text:p>0.019</text:p>
          </table:table-cell>
          <table:table-cell table:formula="of:=[.I18]+[.J17]" office:value-type="float" office:value="1.41075433484403" calcext:value-type="float">
            <text:p>1.411</text:p>
          </table:table-cell>
          <table:table-cell table:style-name="ce4" table:formula="of:=[.J18]-[.$J$8]" office:value-type="float" office:value="1.13046356429474" calcext:value-type="float">
            <text:p>1.130</text:p>
          </table:table-cell>
          <table:table-cell/>
        </table:table-row>
        <table:table-row table:style-name="ro1">
          <table:table-cell table:formula="of:=[.A18]+[.B18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375" calcext:value-type="float">
            <text:p>0.38</text:p>
          </table:table-cell>
          <table:table-cell table:formula="of:=3.14*(([.D19]/2)^2)" office:value-type="float" office:value="0.110390625" calcext:value-type="float">
            <text:p>0.110</text:p>
          </table:table-cell>
          <table:table-cell table:formula="of:=11.79*([.D19])^2*([.$K$3])^0.5" office:value-type="float" office:value="2.62147876969115" calcext:value-type="float">
            <text:p>2.62</text:p>
          </table:table-cell>
          <table:table-cell table:formula="of:=[.G18]-[.F19]" office:value-type="float" office:value="5.24295753938229" calcext:value-type="float">
            <text:p>5.243</text:p>
          </table:table-cell>
          <table:table-cell office:value-type="float" office:value="1.5" calcext:value-type="float">
            <text:p>1.5</text:p>
          </table:table-cell>
          <table:table-cell table:formula="of:=[.B19]*((3.55*[.G19]/([.$K$4]*([.H19]^2.63)))^1.85)" office:value-type="float" office:value="0.00878454127400653" calcext:value-type="float">
            <text:p>0.009</text:p>
          </table:table-cell>
          <table:table-cell table:formula="of:=[.I19]+[.J18]" office:value-type="float" office:value="1.41953887611804" calcext:value-type="float">
            <text:p>1.420</text:p>
          </table:table-cell>
          <table:table-cell table:style-name="ce4" table:formula="of:=[.J19]-[.$J$8]" office:value-type="float" office:value="1.13924810556875" calcext:value-type="float">
            <text:p>1.139</text:p>
          </table:table-cell>
          <table:table-cell/>
        </table:table-row>
        <table:table-row table:style-name="ro1">
          <table:table-cell table:formula="of:=[.A19]+[.B1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75" calcext:value-type="float">
            <text:p>0.38</text:p>
          </table:table-cell>
          <table:table-cell table:formula="of:=3.14*(([.D20]/2)^2)" office:value-type="float" office:value="0.110390625" calcext:value-type="float">
            <text:p>0.110</text:p>
          </table:table-cell>
          <table:table-cell table:formula="of:=11.79*([.D20])^2*([.$K$3])^0.5" office:value-type="float" office:value="2.62147876969115" calcext:value-type="float">
            <text:p>2.62</text:p>
          </table:table-cell>
          <table:table-cell table:formula="of:=[.G19]-[.F20]" office:value-type="float" office:value="2.62147876969115" calcext:value-type="float">
            <text:p>2.621</text:p>
          </table:table-cell>
          <table:table-cell office:value-type="float" office:value="1.5" calcext:value-type="float">
            <text:p>1.5</text:p>
          </table:table-cell>
          <table:table-cell table:formula="of:=[.B20]*((3.55*[.G20]/([.$K$4]*([.H20]^2.63)))^1.85)" office:value-type="float" office:value="0.00243676470593941" calcext:value-type="float">
            <text:p>0.002</text:p>
          </table:table-cell>
          <table:table-cell table:formula="of:=[.I20]+[.J19]" office:value-type="float" office:value="1.42197564082398" calcext:value-type="float">
            <text:p>1.422</text:p>
          </table:table-cell>
          <table:table-cell table:style-name="ce4" table:formula="of:=[.J20]-[.$J$8]" office:value-type="float" office:value="1.14168487027469" calcext:value-type="float">
            <text:p>1.142</text:p>
          </table:table-cell>
          <table:table-cell/>
        </table:table-row>
        <table:table-row table:style-name="ro1">
          <table:table-cell table:formula="of:=[.A20]+[.B2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75" calcext:value-type="float">
            <text:p>0.38</text:p>
          </table:table-cell>
          <table:table-cell table:formula="of:=3.14*(([.D21]/2)^2)" office:value-type="float" office:value="0.110390625" calcext:value-type="float">
            <text:p>0.110</text:p>
          </table:table-cell>
          <table:table-cell table:formula="of:=11.79*([.D21])^2*([.$K$3])^0.5" office:value-type="float" office:value="2.62147876969115" calcext:value-type="float">
            <text:p>2.62</text:p>
          </table:table-cell>
          <table:table-cell table:formula="of:=[.G20]-[.F21]" office:value-type="float" office:value="0" calcext:value-type="float">
            <text:p>0.000</text:p>
          </table:table-cell>
          <table:table-cell office:value-type="float" office:value="1.5" calcext:value-type="float">
            <text:p>1.5</text:p>
          </table:table-cell>
          <table:table-cell table:formula="of:=[.B21]*((3.55*[.G21]/([.$K$4]*([.H21]^2.63)))^1.85)" office:value-type="float" office:value="0" calcext:value-type="float">
            <text:p>0.000</text:p>
          </table:table-cell>
          <table:table-cell table:formula="of:=[.I21]+[.J20]" office:value-type="float" office:value="1.42197564082398" calcext:value-type="float">
            <text:p>1.422</text:p>
          </table:table-cell>
          <table:table-cell table:style-name="ce4" table:formula="of:=[.J21]-[.$J$8]" office:value-type="float" office:value="1.14168487027469" calcext:value-type="float">
            <text:p>1.142</text:p>
          </table:table-cell>
          <table:table-cell/>
        </table:table-row>
        <table:table-row table:style-name="ro1">
          <table:table-cell table:formula="of:=[.A21]+[.B21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8</text:p>
          </table:table-cell>
          <table:table-cell table:formula="of:=3.14*(([.D22]/2)^2)" office:value-type="float" office:value="0.110390625" calcext:value-type="float">
            <text:p>0.110</text:p>
          </table:table-cell>
          <table:table-cell table:formula="of:=11.79*([.D22])^2*([.$K$3])^0.5" office:value-type="float" office:value="2.62147876969115" calcext:value-type="float">
            <text:p>2.62</text:p>
          </table:table-cell>
          <table:table-cell table:formula="of:=[.G21]-[.F22]" office:value-type="float" office:value="-2.62147876969115" calcext:value-type="float">
            <text:p>-2.621</text:p>
          </table:table-cell>
          <table:table-cell office:value-type="float" office:value="2" calcext:value-type="float">
            <text:p>2</text:p>
          </table:table-cell>
          <table:table-cell table:formula="of:=[.B22]*((3.55*[.G22]/([.$K$4]*([.H22]^2.63)))^1.85)" office:value-type="string" office:string-value="" calcext:value-type="error">
            <text:p>#VALUE!</text:p>
          </table:table-cell>
          <table:table-cell table:formula="of:=[.I22]+[.J21]" office:value-type="string" office:string-value="" calcext:value-type="error">
            <text:p>#VALUE!</text:p>
          </table:table-cell>
          <table:table-cell table:style-name="ce4" table:formula="of:=[.J22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2]+[.B22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8</text:p>
          </table:table-cell>
          <table:table-cell table:formula="of:=3.14*(([.D23]/2)^2)" office:value-type="float" office:value="0.110390625" calcext:value-type="float">
            <text:p>0.110</text:p>
          </table:table-cell>
          <table:table-cell table:formula="of:=11.79*([.D23])^2*([.$K$3])^0.5" office:value-type="float" office:value="2.62147876969115" calcext:value-type="float">
            <text:p>2.62</text:p>
          </table:table-cell>
          <table:table-cell table:formula="of:=[.G22]-[.F23]" office:value-type="float" office:value="-5.24295753938229" calcext:value-type="float">
            <text:p>-5.243</text:p>
          </table:table-cell>
          <table:table-cell office:value-type="float" office:value="2" calcext:value-type="float">
            <text:p>2</text:p>
          </table:table-cell>
          <table:table-cell table:formula="of:=[.B23]*((3.55*[.G23]/([.$K$4]*([.H23]^2.63)))^1.85)" office:value-type="string" office:string-value="" calcext:value-type="error">
            <text:p>#VALUE!</text:p>
          </table:table-cell>
          <table:table-cell table:formula="of:=[.I23]+[.J22]" office:value-type="string" office:string-value="" calcext:value-type="error">
            <text:p>#VALUE!</text:p>
          </table:table-cell>
          <table:table-cell table:style-name="ce4" table:formula="of:=[.J23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3]+[.B23]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75" calcext:value-type="float">
            <text:p>0.38</text:p>
          </table:table-cell>
          <table:table-cell table:formula="of:=3.14*(([.D24]/2)^2)" office:value-type="float" office:value="0.110390625" calcext:value-type="float">
            <text:p>0.110</text:p>
          </table:table-cell>
          <table:table-cell table:formula="of:=11.79*([.D24])^2*([.$K$3])^0.5" office:value-type="float" office:value="2.62147876969115" calcext:value-type="float">
            <text:p>2.62</text:p>
          </table:table-cell>
          <table:table-cell table:formula="of:=[.G23]-[.F24]" office:value-type="float" office:value="-7.86443630907344" calcext:value-type="float">
            <text:p>-7.864</text:p>
          </table:table-cell>
          <table:table-cell office:value-type="float" office:value="2" calcext:value-type="float">
            <text:p>2</text:p>
          </table:table-cell>
          <table:table-cell table:formula="of:=[.B24]*((3.55*[.G24]/([.$K$4]*([.H24]^2.63)))^1.85)" office:value-type="string" office:string-value="" calcext:value-type="error">
            <text:p>#VALUE!</text:p>
          </table:table-cell>
          <table:table-cell table:formula="of:=[.I24]+[.J23]" office:value-type="string" office:string-value="" calcext:value-type="error">
            <text:p>#VALUE!</text:p>
          </table:table-cell>
          <table:table-cell table:style-name="ce4" table:formula="of:=[.J24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4]+[.B24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375" calcext:value-type="float">
            <text:p>0.38</text:p>
          </table:table-cell>
          <table:table-cell table:formula="of:=3.14*(([.D25]/2)^2)" office:value-type="float" office:value="0.110390625" calcext:value-type="float">
            <text:p>0.110</text:p>
          </table:table-cell>
          <table:table-cell table:formula="of:=11.79*([.D25])^2*([.$K$3])^0.5" office:value-type="float" office:value="2.62147876969115" calcext:value-type="float">
            <text:p>2.62</text:p>
          </table:table-cell>
          <table:table-cell table:formula="of:=[.G24]-[.F25]" office:value-type="float" office:value="-10.4859150787646" calcext:value-type="float">
            <text:p>-10.486</text:p>
          </table:table-cell>
          <table:table-cell office:value-type="float" office:value="2" calcext:value-type="float">
            <text:p>2</text:p>
          </table:table-cell>
          <table:table-cell table:formula="of:=[.B25]*((3.55*[.G25]/([.$K$4]*([.H25]^2.63)))^1.85)" office:value-type="string" office:string-value="" calcext:value-type="error">
            <text:p>#VALUE!</text:p>
          </table:table-cell>
          <table:table-cell table:formula="of:=[.I25]+[.J24]" office:value-type="string" office:string-value="" calcext:value-type="error">
            <text:p>#VALUE!</text:p>
          </table:table-cell>
          <table:table-cell table:style-name="ce4" table:formula="of:=[.J25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5]+[.B25]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8</text:p>
          </table:table-cell>
          <table:table-cell table:formula="of:=3.14*(([.D26]/2)^2)" office:value-type="float" office:value="0.110390625" calcext:value-type="float">
            <text:p>0.110</text:p>
          </table:table-cell>
          <table:table-cell table:formula="of:=11.79*([.D26])^2*([.$K$3])^0.5" office:value-type="float" office:value="2.62147876969115" calcext:value-type="float">
            <text:p>2.62</text:p>
          </table:table-cell>
          <table:table-cell table:formula="of:=[.G25]-[.F26]" office:value-type="float" office:value="-13.1073938484557" calcext:value-type="float">
            <text:p>-13.107</text:p>
          </table:table-cell>
          <table:table-cell office:value-type="float" office:value="2" calcext:value-type="float">
            <text:p>2</text:p>
          </table:table-cell>
          <table:table-cell table:formula="of:=[.B26]*((3.55*[.G26]/([.$K$4]*([.H26]^2.63)))^1.85)" office:value-type="string" office:string-value="" calcext:value-type="error">
            <text:p>#VALUE!</text:p>
          </table:table-cell>
          <table:table-cell table:formula="of:=[.I26]+[.J25]" office:value-type="string" office:string-value="" calcext:value-type="error">
            <text:p>#VALUE!</text:p>
          </table:table-cell>
          <table:table-cell table:style-name="ce4" table:formula="of:=[.J26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6]+[.B2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75" calcext:value-type="float">
            <text:p>0.38</text:p>
          </table:table-cell>
          <table:table-cell table:formula="of:=3.14*(([.D27]/2)^2)" office:value-type="float" office:value="0.110390625" calcext:value-type="float">
            <text:p>0.110</text:p>
          </table:table-cell>
          <table:table-cell table:formula="of:=11.79*([.D27])^2*([.$K$3])^0.5" office:value-type="float" office:value="2.62147876969115" calcext:value-type="float">
            <text:p>2.62</text:p>
          </table:table-cell>
          <table:table-cell table:formula="of:=[.G26]-[.F27]" office:value-type="float" office:value="-15.7288726181469" calcext:value-type="float">
            <text:p>-15.729</text:p>
          </table:table-cell>
          <table:table-cell office:value-type="float" office:value="2" calcext:value-type="float">
            <text:p>2</text:p>
          </table:table-cell>
          <table:table-cell table:formula="of:=[.B27]*((3.55*[.G27]/([.$K$4]*([.H27]^2.63)))^1.85)" office:value-type="string" office:string-value="" calcext:value-type="error">
            <text:p>#VALUE!</text:p>
          </table:table-cell>
          <table:table-cell table:formula="of:=[.I27]+[.J26]" office:value-type="string" office:string-value="" calcext:value-type="error">
            <text:p>#VALUE!</text:p>
          </table:table-cell>
          <table:table-cell table:style-name="ce4" table:formula="of:=[.J27]-[.$J$8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formula="of:=[.A27]+[.B27]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375" calcext:value-type="float">
            <text:p>0.38</text:p>
          </table:table-cell>
          <table:table-cell table:formula="of:=3.14*(([.D28]/2)^2)" office:value-type="float" office:value="0.110390625" calcext:value-type="float">
            <text:p>0.110</text:p>
          </table:table-cell>
          <table:table-cell table:formula="of:=11.79*([.D28])^2*([.$K$3])^0.5" office:value-type="float" office:value="2.62147876969115" calcext:value-type="float">
            <text:p>2.62</text:p>
          </table:table-cell>
          <table:table-cell table:formula="of:=[.G27]-[.F28]" office:value-type="float" office:value="-18.350351387838" calcext:value-type="float">
            <text:p>-18.350</text:p>
          </table:table-cell>
          <table:table-cell office:value-type="float" office:value="2" calcext:value-type="float">
            <text:p>2</text:p>
          </table:table-cell>
          <table:table-cell table:formula="of:=[.B28]*((3.55*[.G28]/([.$K$4]*([.H28]^2.63)))^1.85)" office:value-type="string" office:string-value="" calcext:value-type="error">
            <text:p>#VALUE!</text:p>
          </table:table-cell>
          <table:table-cell table:formula="of:=[.I28]+[.J27]" office:value-type="string" office:string-value="" calcext:value-type="error">
            <text:p>#VALUE!</text:p>
          </table:table-cell>
          <table:table-cell table:style-name="ce4" table:formula="of:=[.J28]-[.$J$8]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5">
          <table:table-cell table:number-columns-repeated="10"/>
          <table:table-cell table:style-name="ce4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31" calcext:value-type="float">
            <text:p>0.31</text:p>
          </table:table-cell>
          <table:table-cell table:style-name="ce5" table:formula="of:=3.14*(([.D34]/2)^2)" office:value-type="float" office:value="0.0754385" calcext:value-type="float">
            <text:p>0.075</text:p>
          </table:table-cell>
          <table:table-cell table:style-name="ce6" table:formula="of:=11.79*([.D34]^2)*([.$K$3]^0.5)" office:value-type="float" office:value="1.79146033612316" calcext:value-type="float">
            <text:p>1.79</text:p>
          </table:table-cell>
          <table:table-cell table:style-name="ce5" table:formula="of:=[.G33]-[.F34]" office:value-type="float" office:value="-1.79146033612316" calcext:value-type="float">
            <text:p>-1.79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34]*(([.G34]/([.$K$4]*([.H34]^(2.63))^1.85)))" office:value-type="float" office:value="-0.140629636385668" calcext:value-type="float">
            <text:p>-0.141</text:p>
          </table:table-cell>
          <table:table-cell table:style-name="ce5" table:formula="of:=[.J33]+[.I34]" office:value-type="float" office:value="-0.140629636385668" calcext:value-type="float">
            <text:p>-0.1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5]/2)^2)" office:value-type="float" office:value="0.110390625" calcext:value-type="float">
            <text:p>0.110</text:p>
          </table:table-cell>
          <table:table-cell table:formula="of:=11.79*([.D35]^2)*([.$K$3]^0.5)" office:value-type="float" office:value="2.62147876969115" calcext:value-type="float">
            <text:p>2.62</text:p>
          </table:table-cell>
          <table:table-cell table:formula="of:=SUM([.F35:.F41])" office:value-type="float" office:value="18.350351387838" calcext:value-type="float">
            <text:p>18.350</text:p>
          </table:table-cell>
          <table:table-cell office:value-type="float" office:value="1" calcext:value-type="float">
            <text:p>1</text:p>
          </table:table-cell>
          <table:table-cell table:formula="of:=4.71*[.B35]*(([.G35]/([.$K$4]*([.H35]^(2.63))^1.85)))" office:value-type="float" office:value="1.44050258394528" calcext:value-type="float">
            <text:p>1.441</text:p>
          </table:table-cell>
          <table:table-cell table:formula="of:=[.I35]" office:value-type="float" office:value="1.44050258394528" calcext:value-type="float">
            <text:p>1.44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6]/2)^2)" office:value-type="float" office:value="0.110390625" calcext:value-type="float">
            <text:p>0.110</text:p>
          </table:table-cell>
          <table:table-cell table:formula="of:=11.79*([.D36]^2)*([.$K$3]^0.5)" office:value-type="float" office:value="2.62147876969115" calcext:value-type="float">
            <text:p>2.62</text:p>
          </table:table-cell>
          <table:table-cell table:formula="of:=[.G35]-[.F36]" office:value-type="float" office:value="15.7288726181469" calcext:value-type="float">
            <text:p>15.729</text:p>
          </table:table-cell>
          <table:table-cell office:value-type="float" office:value="1" calcext:value-type="float">
            <text:p>1</text:p>
          </table:table-cell>
          <table:table-cell table:formula="of:=4.71*[.B36]*(([.G36]/([.$K$4]*([.H36]^(2.63))^1.85)))" office:value-type="float" office:value="2.46943300104906" calcext:value-type="float">
            <text:p>2.469</text:p>
          </table:table-cell>
          <table:table-cell table:formula="of:=[.J35]+[.I36]" office:value-type="float" office:value="3.90993558499435" calcext:value-type="float">
            <text:p>3.9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7]/2)^2)" office:value-type="float" office:value="0.110390625" calcext:value-type="float">
            <text:p>0.110</text:p>
          </table:table-cell>
          <table:table-cell table:formula="of:=11.79*([.D37]^2)*([.$K$3]^0.5)" office:value-type="float" office:value="2.62147876969115" calcext:value-type="float">
            <text:p>2.62</text:p>
          </table:table-cell>
          <table:table-cell table:formula="of:=[.G36]-[.F37]" office:value-type="float" office:value="13.1073938484557" calcext:value-type="float">
            <text:p>13.107</text:p>
          </table:table-cell>
          <table:table-cell office:value-type="float" office:value="1" calcext:value-type="float">
            <text:p>1</text:p>
          </table:table-cell>
          <table:table-cell table:formula="of:=4.71*[.B37]*(([.G37]/([.$K$4]*([.H37]^(2.63))^1.85)))" office:value-type="float" office:value="2.05786083420754" calcext:value-type="float">
            <text:p>2.058</text:p>
          </table:table-cell>
          <table:table-cell table:formula="of:=[.J36]+[.I37]" office:value-type="float" office:value="5.96779641920189" calcext:value-type="float">
            <text:p>5.9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8]/2)^2)" office:value-type="float" office:value="0.110390625" calcext:value-type="float">
            <text:p>0.110</text:p>
          </table:table-cell>
          <table:table-cell table:formula="of:=11.79*([.D38]^2)*([.$K$3]^0.5)" office:value-type="float" office:value="2.62147876969115" calcext:value-type="float">
            <text:p>2.62</text:p>
          </table:table-cell>
          <table:table-cell table:formula="of:=[.G37]-[.F38]" office:value-type="float" office:value="10.4859150787646" calcext:value-type="float">
            <text:p>10.486</text:p>
          </table:table-cell>
          <table:table-cell office:value-type="float" office:value="1" calcext:value-type="float">
            <text:p>1</text:p>
          </table:table-cell>
          <table:table-cell table:formula="of:=4.71*[.B38]*(([.G38]/([.$K$4]*([.H38]^(2.63))^1.85)))" office:value-type="float" office:value="1.64628866736604" calcext:value-type="float">
            <text:p>1.646</text:p>
          </table:table-cell>
          <table:table-cell table:formula="of:=[.J37]+[.I38]" office:value-type="float" office:value="7.61408508656793" calcext:value-type="float">
            <text:p>7.6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39]/2)^2)" office:value-type="float" office:value="0.110390625" calcext:value-type="float">
            <text:p>0.110</text:p>
          </table:table-cell>
          <table:table-cell table:formula="of:=11.79*([.D39]^2)*([.$K$3]^0.5)" office:value-type="float" office:value="2.62147876969115" calcext:value-type="float">
            <text:p>2.62</text:p>
          </table:table-cell>
          <table:table-cell table:formula="of:=[.G38]-[.F39]" office:value-type="float" office:value="7.86443630907344" calcext:value-type="float">
            <text:p>7.864</text:p>
          </table:table-cell>
          <table:table-cell office:value-type="float" office:value="1" calcext:value-type="float">
            <text:p>1</text:p>
          </table:table-cell>
          <table:table-cell table:formula="of:=4.71*[.B39]*(([.G39]/([.$K$4]*([.H39]^(2.63))^1.85)))" office:value-type="float" office:value="1.23471650052453" calcext:value-type="float">
            <text:p>1.235</text:p>
          </table:table-cell>
          <table:table-cell table:formula="of:=[.J38]+[.I39]" office:value-type="float" office:value="8.84880158709246" calcext:value-type="float">
            <text:p>8.84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40]/2)^2)" office:value-type="float" office:value="0.110390625" calcext:value-type="float">
            <text:p>0.110</text:p>
          </table:table-cell>
          <table:table-cell table:formula="of:=11.79*([.D40]^2)*([.$K$3]^0.5)" office:value-type="float" office:value="2.62147876969115" calcext:value-type="float">
            <text:p>2.62</text:p>
          </table:table-cell>
          <table:table-cell table:formula="of:=[.G39]-[.F40]" office:value-type="float" office:value="5.24295753938229" calcext:value-type="float">
            <text:p>5.243</text:p>
          </table:table-cell>
          <table:table-cell office:value-type="float" office:value="1" calcext:value-type="float">
            <text:p>1</text:p>
          </table:table-cell>
          <table:table-cell table:formula="of:=4.71*[.B40]*(([.G40]/([.$K$4]*([.H40]^(2.63))^1.85)))" office:value-type="float" office:value="0.823144333683019" calcext:value-type="float">
            <text:p>0.823</text:p>
          </table:table-cell>
          <table:table-cell table:formula="of:=[.J39]+[.I40]" office:value-type="float" office:value="9.67194592077548" calcext:value-type="float">
            <text:p>9.6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3/8" office:value-type="float" office:value="0.375" calcext:value-type="float">
            <text:p>0.375</text:p>
          </table:table-cell>
          <table:table-cell table:formula="of:=3.14*(([.D41]/2)^2)" office:value-type="float" office:value="0.110390625" calcext:value-type="float">
            <text:p>0.110</text:p>
          </table:table-cell>
          <table:table-cell table:formula="of:=11.79*([.D41]^2)*([.$K$3]^0.5)" office:value-type="float" office:value="2.62147876969115" calcext:value-type="float">
            <text:p>2.62</text:p>
          </table:table-cell>
          <table:table-cell table:formula="of:=[.G40]-[.F41]" office:value-type="float" office:value="2.62147876969115" calcext:value-type="float">
            <text:p>2.621</text:p>
          </table:table-cell>
          <table:table-cell office:value-type="float" office:value="1" calcext:value-type="float">
            <text:p>1</text:p>
          </table:table-cell>
          <table:table-cell table:formula="of:=4.71*[.B41]*(([.G41]/([.$K$4]*([.H41]^(2.63))^1.85)))" office:value-type="float" office:value="0.205786083420755" calcext:value-type="float">
            <text:p>0.206</text:p>
          </table:table-cell>
          <table:table-cell table:formula="of:=[.J40]+[.I41]" office:value-type="float" office:value="9.87773200419624" calcext:value-type="float">
            <text:p>9.87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2]/2)^2)" office:value-type="float" office:value="0.15025390625" calcext:value-type="float">
            <text:p>0.150</text:p>
          </table:table-cell>
          <table:table-cell table:style-name="ce6" table:formula="of:=11.79*([.D42]^2)*([.$K$3]^0.5)" office:value-type="float" office:value="3.5681238809685" calcext:value-type="float">
            <text:p>3.57</text:p>
          </table:table-cell>
          <table:table-cell table:style-name="ce5" table:formula="of:=SUM([.F42:.F48])" office:value-type="float" office:value="24.9768671667795" calcext:value-type="float">
            <text:p>24.977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2]*(([.G42]/([.$K$4]*([.H42]^(2.63))^1.85)))" office:value-type="float" office:value="1.96068407259219" calcext:value-type="float">
            <text:p>1.961</text:p>
          </table:table-cell>
          <table:table-cell table:style-name="ce5" table:formula="of:=[.I42]" office:value-type="float" office:value="1.96068407259219" calcext:value-type="float">
            <text:p>1.96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3]/2)^2)" office:value-type="float" office:value="0.15025390625" calcext:value-type="float">
            <text:p>0.150</text:p>
          </table:table-cell>
          <table:table-cell table:style-name="ce6" table:formula="of:=11.79*([.D43]^2)*([.$K$3]^0.5)" office:value-type="float" office:value="3.5681238809685" calcext:value-type="float">
            <text:p>3.57</text:p>
          </table:table-cell>
          <table:table-cell table:style-name="ce5" table:formula="of:=[.G42]-[.F43]" office:value-type="float" office:value="21.408743285811" calcext:value-type="float">
            <text:p>21.409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3]*(([.G43]/([.$K$4]*([.H43]^(2.63))^1.85)))" office:value-type="float" office:value="3.36117269587233" calcext:value-type="float">
            <text:p>3.361</text:p>
          </table:table-cell>
          <table:table-cell table:style-name="ce5" table:formula="of:=[.J42]+[.I43]" office:value-type="float" office:value="5.32185676846452" calcext:value-type="float">
            <text:p>5.32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4]/2)^2)" office:value-type="float" office:value="0.15025390625" calcext:value-type="float">
            <text:p>0.150</text:p>
          </table:table-cell>
          <table:table-cell table:style-name="ce6" table:formula="of:=11.79*([.D44]^2)*([.$K$3]^0.5)" office:value-type="float" office:value="3.5681238809685" calcext:value-type="float">
            <text:p>3.57</text:p>
          </table:table-cell>
          <table:table-cell table:style-name="ce5" table:formula="of:=[.G43]-[.F44]" office:value-type="float" office:value="17.8406194048425" calcext:value-type="float">
            <text:p>17.841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4]*(([.G44]/([.$K$4]*([.H44]^(2.63))^1.85)))" office:value-type="float" office:value="2.80097724656027" calcext:value-type="float">
            <text:p>2.801</text:p>
          </table:table-cell>
          <table:table-cell table:style-name="ce5" table:formula="of:=[.J43]+[.I44]" office:value-type="float" office:value="8.12283401502479" calcext:value-type="float">
            <text:p>8.12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5]/2)^2)" office:value-type="float" office:value="0.15025390625" calcext:value-type="float">
            <text:p>0.150</text:p>
          </table:table-cell>
          <table:table-cell table:style-name="ce6" table:formula="of:=11.79*([.D45]^2)*([.$K$3]^0.5)" office:value-type="float" office:value="3.5681238809685" calcext:value-type="float">
            <text:p>3.57</text:p>
          </table:table-cell>
          <table:table-cell table:style-name="ce5" table:formula="of:=[.G44]-[.F45]" office:value-type="float" office:value="14.272495523874" calcext:value-type="float">
            <text:p>14.27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5]*(([.G45]/([.$K$4]*([.H45]^(2.63))^1.85)))" office:value-type="float" office:value="2.24078179724822" calcext:value-type="float">
            <text:p>2.241</text:p>
          </table:table-cell>
          <table:table-cell table:style-name="ce5" table:formula="of:=[.J44]+[.I45]" office:value-type="float" office:value="10.363615812273" calcext:value-type="float">
            <text:p>10.36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6]/2)^2)" office:value-type="float" office:value="0.15025390625" calcext:value-type="float">
            <text:p>0.150</text:p>
          </table:table-cell>
          <table:table-cell table:style-name="ce6" table:formula="of:=11.79*([.D46]^2)*([.$K$3]^0.5)" office:value-type="float" office:value="3.5681238809685" calcext:value-type="float">
            <text:p>3.57</text:p>
          </table:table-cell>
          <table:table-cell table:style-name="ce5" table:formula="of:=[.G45]-[.F46]" office:value-type="float" office:value="10.7043716429055" calcext:value-type="float">
            <text:p>10.704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6]*(([.G46]/([.$K$4]*([.H46]^(2.63))^1.85)))" office:value-type="float" office:value="1.68058634793616" calcext:value-type="float">
            <text:p>1.681</text:p>
          </table:table-cell>
          <table:table-cell table:style-name="ce5" table:formula="of:=[.J45]+[.I46]" office:value-type="float" office:value="12.0442021602092" calcext:value-type="float">
            <text:p>12.04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7]/2)^2)" office:value-type="float" office:value="0.15025390625" calcext:value-type="float">
            <text:p>0.150</text:p>
          </table:table-cell>
          <table:table-cell table:style-name="ce6" table:formula="of:=11.79*([.D47]^2)*([.$K$3]^0.5)" office:value-type="float" office:value="3.5681238809685" calcext:value-type="float">
            <text:p>3.57</text:p>
          </table:table-cell>
          <table:table-cell table:style-name="ce5" table:formula="of:=[.G46]-[.F47]" office:value-type="float" office:value="7.13624776193701" calcext:value-type="float">
            <text:p>7.13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7]*(([.G47]/([.$K$4]*([.H47]^(2.63))^1.85)))" office:value-type="float" office:value="1.12039089862411" calcext:value-type="float">
            <text:p>1.120</text:p>
          </table:table-cell>
          <table:table-cell table:style-name="ce5" table:formula="of:=[.J46]+[.I47]" office:value-type="float" office:value="13.1645930588333" calcext:value-type="float">
            <text:p>13.165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7/16" office:value-type="float" office:value="0.4375" calcext:value-type="float">
            <text:p>0.4375</text:p>
          </table:table-cell>
          <table:table-cell table:style-name="ce5" table:formula="of:=3.14*(([.D48]/2)^2)" office:value-type="float" office:value="0.15025390625" calcext:value-type="float">
            <text:p>0.150</text:p>
          </table:table-cell>
          <table:table-cell table:style-name="ce6" table:formula="of:=11.79*([.D48]^2)*([.$K$3]^0.5)" office:value-type="float" office:value="3.5681238809685" calcext:value-type="float">
            <text:p>3.57</text:p>
          </table:table-cell>
          <table:table-cell table:style-name="ce5" table:formula="of:=[.G47]-[.F48]" office:value-type="float" office:value="3.56812388096851" calcext:value-type="float">
            <text:p>3.56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48]*(([.G48]/([.$K$4]*([.H48]^(2.63))^1.85)))" office:value-type="float" office:value="0.280097724656028" calcext:value-type="float">
            <text:p>0.280</text:p>
          </table:table-cell>
          <table:table-cell table:style-name="ce5" table:formula="of:=[.J47]+[.I48]" office:value-type="float" office:value="13.4446907834893" calcext:value-type="float">
            <text:p>13.4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49]/2)^2)" office:value-type="float" office:value="0.19625" calcext:value-type="float">
            <text:p>0.196</text:p>
          </table:table-cell>
          <table:table-cell table:formula="of:=11.79*([.D49]^2)*([.$K$3]^0.5)" office:value-type="float" office:value="4.66040670167315" calcext:value-type="float">
            <text:p>4.66</text:p>
          </table:table-cell>
          <table:table-cell table:formula="of:=SUM([.F49:.F55])" office:value-type="float" office:value="32.622846911712" calcext:value-type="float">
            <text:p>32.623</text:p>
          </table:table-cell>
          <table:table-cell office:value-type="float" office:value="1" calcext:value-type="float">
            <text:p>1</text:p>
          </table:table-cell>
          <table:table-cell table:formula="of:=4.71*[.B49]*(([.G49]/([.$K$4]*([.H49]^(2.63))^1.85)))" office:value-type="float" office:value="2.56089348256939" calcext:value-type="float">
            <text:p>2.561</text:p>
          </table:table-cell>
          <table:table-cell table:formula="of:=[.I49]" office:value-type="float" office:value="2.56089348256939" calcext:value-type="float">
            <text:p>2.5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0]/2)^2)" office:value-type="float" office:value="0.19625" calcext:value-type="float">
            <text:p>0.196</text:p>
          </table:table-cell>
          <table:table-cell table:formula="of:=11.79*([.D50]^2)*([.$K$3]^0.5)" office:value-type="float" office:value="4.66040670167315" calcext:value-type="float">
            <text:p>4.66</text:p>
          </table:table-cell>
          <table:table-cell table:formula="of:=[.G49]-[.F50]" office:value-type="float" office:value="27.9624402100389" calcext:value-type="float">
            <text:p>27.962</text:p>
          </table:table-cell>
          <table:table-cell office:value-type="float" office:value="1" calcext:value-type="float">
            <text:p>1</text:p>
          </table:table-cell>
          <table:table-cell table:formula="of:=4.71*[.B50]*(([.G50]/([.$K$4]*([.H50]^(2.63))^1.85)))" office:value-type="float" office:value="4.39010311297611" calcext:value-type="float">
            <text:p>4.390</text:p>
          </table:table-cell>
          <table:table-cell table:formula="of:=[.J49]+[.I50]" office:value-type="float" office:value="6.9509965955455" calcext:value-type="float">
            <text:p>6.95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1]/2)^2)" office:value-type="float" office:value="0.19625" calcext:value-type="float">
            <text:p>0.196</text:p>
          </table:table-cell>
          <table:table-cell table:formula="of:=11.79*([.D51]^2)*([.$K$3]^0.5)" office:value-type="float" office:value="4.66040670167315" calcext:value-type="float">
            <text:p>4.66</text:p>
          </table:table-cell>
          <table:table-cell table:formula="of:=[.G50]-[.F51]" office:value-type="float" office:value="23.3020335083657" calcext:value-type="float">
            <text:p>23.302</text:p>
          </table:table-cell>
          <table:table-cell office:value-type="float" office:value="1" calcext:value-type="float">
            <text:p>1</text:p>
          </table:table-cell>
          <table:table-cell table:formula="of:=4.71*[.B51]*(([.G51]/([.$K$4]*([.H51]^(2.63))^1.85)))" office:value-type="float" office:value="3.65841926081341" calcext:value-type="float">
            <text:p>3.658</text:p>
          </table:table-cell>
          <table:table-cell table:formula="of:=[.J50]+[.I51]" office:value-type="float" office:value="10.6094158563589" calcext:value-type="float">
            <text:p>10.60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2]/2)^2)" office:value-type="float" office:value="0.19625" calcext:value-type="float">
            <text:p>0.196</text:p>
          </table:table-cell>
          <table:table-cell table:formula="of:=11.79*([.D52]^2)*([.$K$3]^0.5)" office:value-type="float" office:value="4.66040670167315" calcext:value-type="float">
            <text:p>4.66</text:p>
          </table:table-cell>
          <table:table-cell table:formula="of:=[.G51]-[.F52]" office:value-type="float" office:value="18.6416268066926" calcext:value-type="float">
            <text:p>18.642</text:p>
          </table:table-cell>
          <table:table-cell office:value-type="float" office:value="1" calcext:value-type="float">
            <text:p>1</text:p>
          </table:table-cell>
          <table:table-cell table:formula="of:=4.71*[.B52]*(([.G52]/([.$K$4]*([.H52]^(2.63))^1.85)))" office:value-type="float" office:value="2.92673540865074" calcext:value-type="float">
            <text:p>2.927</text:p>
          </table:table-cell>
          <table:table-cell table:formula="of:=[.J51]+[.I52]" office:value-type="float" office:value="13.5361512650097" calcext:value-type="float">
            <text:p>13.53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3]/2)^2)" office:value-type="float" office:value="0.19625" calcext:value-type="float">
            <text:p>0.196</text:p>
          </table:table-cell>
          <table:table-cell table:formula="of:=11.79*([.D53]^2)*([.$K$3]^0.5)" office:value-type="float" office:value="4.66040670167315" calcext:value-type="float">
            <text:p>4.66</text:p>
          </table:table-cell>
          <table:table-cell table:formula="of:=[.G52]-[.F53]" office:value-type="float" office:value="13.9812201050194" calcext:value-type="float">
            <text:p>13.981</text:p>
          </table:table-cell>
          <table:table-cell office:value-type="float" office:value="1" calcext:value-type="float">
            <text:p>1</text:p>
          </table:table-cell>
          <table:table-cell table:formula="of:=4.71*[.B53]*(([.G53]/([.$K$4]*([.H53]^(2.63))^1.85)))" office:value-type="float" office:value="2.19505155648805" calcext:value-type="float">
            <text:p>2.195</text:p>
          </table:table-cell>
          <table:table-cell table:formula="of:=[.J52]+[.I53]" office:value-type="float" office:value="15.7312028214977" calcext:value-type="float">
            <text:p>15.7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4]/2)^2)" office:value-type="float" office:value="0.19625" calcext:value-type="float">
            <text:p>0.196</text:p>
          </table:table-cell>
          <table:table-cell table:formula="of:=11.79*([.D54]^2)*([.$K$3]^0.5)" office:value-type="float" office:value="4.66040670167315" calcext:value-type="float">
            <text:p>4.66</text:p>
          </table:table-cell>
          <table:table-cell table:formula="of:=[.G53]-[.F54]" office:value-type="float" office:value="9.3208134033463" calcext:value-type="float">
            <text:p>9.321</text:p>
          </table:table-cell>
          <table:table-cell office:value-type="float" office:value="1" calcext:value-type="float">
            <text:p>1</text:p>
          </table:table-cell>
          <table:table-cell table:formula="of:=4.71*[.B54]*(([.G54]/([.$K$4]*([.H54]^(2.63))^1.85)))" office:value-type="float" office:value="1.46336770432537" calcext:value-type="float">
            <text:p>1.463</text:p>
          </table:table-cell>
          <table:table-cell table:formula="of:=[.J53]+[.I54]" office:value-type="float" office:value="17.1945705258231" calcext:value-type="float">
            <text:p>17.1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0.5" office:value-type="float" office:value="0.5" calcext:value-type="float">
            <text:p>0.5</text:p>
          </table:table-cell>
          <table:table-cell table:formula="of:=3.14*(([.D55]/2)^2)" office:value-type="float" office:value="0.19625" calcext:value-type="float">
            <text:p>0.196</text:p>
          </table:table-cell>
          <table:table-cell table:formula="of:=11.79*([.D55]^2)*([.$K$3]^0.5)" office:value-type="float" office:value="4.66040670167315" calcext:value-type="float">
            <text:p>4.66</text:p>
          </table:table-cell>
          <table:table-cell table:formula="of:=[.G54]-[.F55]" office:value-type="float" office:value="4.66040670167315" calcext:value-type="float">
            <text:p>4.660</text:p>
          </table:table-cell>
          <table:table-cell office:value-type="float" office:value="1" calcext:value-type="float">
            <text:p>1</text:p>
          </table:table-cell>
          <table:table-cell table:formula="of:=4.71*[.B55]*(([.G55]/([.$K$4]*([.H55]^(2.63))^1.85)))" office:value-type="float" office:value="0.365841926081342" calcext:value-type="float">
            <text:p>0.366</text:p>
          </table:table-cell>
          <table:table-cell table:formula="of:=[.J54]+[.I55]" office:value-type="float" office:value="17.5604124519044" calcext:value-type="float">
            <text:p>17.56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56]/2)^2)" office:value-type="float" office:value="0.24837890625" calcext:value-type="float">
            <text:p>0.248</text:p>
          </table:table-cell>
          <table:table-cell table:style-name="ce6" table:formula="of:=11.79*([.D56]^2)*([.$K$3]^0.5)" office:value-type="float" office:value="5.89832723180508" calcext:value-type="float">
            <text:p>5.90</text:p>
          </table:table-cell>
          <table:table-cell table:style-name="ce5" table:formula="of:=SUM([.F56:.F62])" office:value-type="float" office:value="41.2882906226356" calcext:value-type="float">
            <text:p>41.28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6]*(([.G56]/([.$K$4]*([.H56]^(2.63))^1.85)))" office:value-type="float" office:value="3.24113081387689" calcext:value-type="float">
            <text:p>3.241</text:p>
          </table:table-cell>
          <table:table-cell table:style-name="ce5" table:formula="of:=[.I56]" office:value-type="float" office:value="3.24113081387689" calcext:value-type="float">
            <text:p>3.241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57]/2)^2)" office:value-type="float" office:value="0.24837890625" calcext:value-type="float">
            <text:p>0.248</text:p>
          </table:table-cell>
          <table:table-cell table:style-name="ce6" table:formula="of:=11.79*([.D57]^2)*([.$K$3]^0.5)" office:value-type="float" office:value="5.89832723180508" calcext:value-type="float">
            <text:p>5.90</text:p>
          </table:table-cell>
          <table:table-cell table:style-name="ce5" table:formula="of:=[.G56]-[.F57]" office:value-type="float" office:value="35.3899633908305" calcext:value-type="float">
            <text:p>35.39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7]*(([.G57]/([.$K$4]*([.H57]^(2.63))^1.85)))" office:value-type="float" office:value="5.55622425236039" calcext:value-type="float">
            <text:p>5.556</text:p>
          </table:table-cell>
          <table:table-cell table:style-name="ce5" table:formula="of:=[.J56]+[.I57]" office:value-type="float" office:value="8.79735506623728" calcext:value-type="float">
            <text:p>8.797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58]/2)^2)" office:value-type="float" office:value="0.24837890625" calcext:value-type="float">
            <text:p>0.248</text:p>
          </table:table-cell>
          <table:table-cell table:style-name="ce6" table:formula="of:=11.79*([.D58]^2)*([.$K$3]^0.5)" office:value-type="float" office:value="5.89832723180508" calcext:value-type="float">
            <text:p>5.90</text:p>
          </table:table-cell>
          <table:table-cell table:style-name="ce5" table:formula="of:=[.G57]-[.F58]" office:value-type="float" office:value="29.4916361590254" calcext:value-type="float">
            <text:p>29.49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8]*(([.G58]/([.$K$4]*([.H58]^(2.63))^1.85)))" office:value-type="float" office:value="4.63018687696699" calcext:value-type="float">
            <text:p>4.630</text:p>
          </table:table-cell>
          <table:table-cell table:style-name="ce5" table:formula="of:=[.J57]+[.I58]" office:value-type="float" office:value="13.4275419432043" calcext:value-type="float">
            <text:p>13.428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59]/2)^2)" office:value-type="float" office:value="0.24837890625" calcext:value-type="float">
            <text:p>0.248</text:p>
          </table:table-cell>
          <table:table-cell table:style-name="ce6" table:formula="of:=11.79*([.D59]^2)*([.$K$3]^0.5)" office:value-type="float" office:value="5.89832723180508" calcext:value-type="float">
            <text:p>5.90</text:p>
          </table:table-cell>
          <table:table-cell table:style-name="ce5" table:formula="of:=[.G58]-[.F59]" office:value-type="float" office:value="23.5933089272203" calcext:value-type="float">
            <text:p>23.59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59]*(([.G59]/([.$K$4]*([.H59]^(2.63))^1.85)))" office:value-type="float" office:value="3.70414950157359" calcext:value-type="float">
            <text:p>3.704</text:p>
          </table:table-cell>
          <table:table-cell table:style-name="ce5" table:formula="of:=[.J58]+[.I59]" office:value-type="float" office:value="17.1316914447779" calcext:value-type="float">
            <text:p>17.13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60]/2)^2)" office:value-type="float" office:value="0.24837890625" calcext:value-type="float">
            <text:p>0.248</text:p>
          </table:table-cell>
          <table:table-cell table:style-name="ce6" table:formula="of:=11.79*([.D60]^2)*([.$K$3]^0.5)" office:value-type="float" office:value="5.89832723180508" calcext:value-type="float">
            <text:p>5.90</text:p>
          </table:table-cell>
          <table:table-cell table:style-name="ce5" table:formula="of:=[.G59]-[.F60]" office:value-type="float" office:value="17.6949816954152" calcext:value-type="float">
            <text:p>17.695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0]*(([.G60]/([.$K$4]*([.H60]^(2.63))^1.85)))" office:value-type="float" office:value="2.77811212618019" calcext:value-type="float">
            <text:p>2.778</text:p>
          </table:table-cell>
          <table:table-cell table:style-name="ce5" table:formula="of:=[.J59]+[.I60]" office:value-type="float" office:value="19.909803570958" calcext:value-type="float">
            <text:p>19.910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61]/2)^2)" office:value-type="float" office:value="0.24837890625" calcext:value-type="float">
            <text:p>0.248</text:p>
          </table:table-cell>
          <table:table-cell table:style-name="ce6" table:formula="of:=11.79*([.D61]^2)*([.$K$3]^0.5)" office:value-type="float" office:value="5.89832723180508" calcext:value-type="float">
            <text:p>5.90</text:p>
          </table:table-cell>
          <table:table-cell table:style-name="ce5" table:formula="of:=[.G60]-[.F61]" office:value-type="float" office:value="11.7966544636102" calcext:value-type="float">
            <text:p>11.797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1]*(([.G61]/([.$K$4]*([.H61]^(2.63))^1.85)))" office:value-type="float" office:value="1.8520747507868" calcext:value-type="float">
            <text:p>1.852</text:p>
          </table:table-cell>
          <table:table-cell table:style-name="ce5" table:formula="of:=[.J60]+[.I61]" office:value-type="float" office:value="21.7618783217448" calcext:value-type="float">
            <text:p>21.762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9/16" office:value-type="float" office:value="0.5625" calcext:value-type="float">
            <text:p>0.5625</text:p>
          </table:table-cell>
          <table:table-cell table:style-name="ce5" table:formula="of:=3.14*(([.D62]/2)^2)" office:value-type="float" office:value="0.24837890625" calcext:value-type="float">
            <text:p>0.248</text:p>
          </table:table-cell>
          <table:table-cell table:style-name="ce6" table:formula="of:=11.79*([.D62]^2)*([.$K$3]^0.5)" office:value-type="float" office:value="5.89832723180508" calcext:value-type="float">
            <text:p>5.90</text:p>
          </table:table-cell>
          <table:table-cell table:style-name="ce5" table:formula="of:=[.G61]-[.F62]" office:value-type="float" office:value="5.89832723180507" calcext:value-type="float">
            <text:p>5.898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4.71*[.B62]*(([.G62]/([.$K$4]*([.H62]^(2.63))^1.85)))" office:value-type="float" office:value="0.463018687696698" calcext:value-type="float">
            <text:p>0.463</text:p>
          </table:table-cell>
          <table:table-cell table:style-name="ce5" table:formula="of:=[.J61]+[.I62]" office:value-type="float" office:value="22.2248970094415" calcext:value-type="float">
            <text:p>22.2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3]/2)^2)" office:value-type="float" office:value="0.306640625" calcext:value-type="float">
            <text:p>0.307</text:p>
          </table:table-cell>
          <table:table-cell table:formula="of:=11.79*([.D63]^2)*([.$K$3]^0.5)" office:value-type="float" office:value="7.2818854713643" calcext:value-type="float">
            <text:p>7.28</text:p>
          </table:table-cell>
          <table:table-cell table:formula="of:=SUM([.F63:.F69])" office:value-type="float" office:value="50.9731982995501" calcext:value-type="float">
            <text:p>50.973</text:p>
          </table:table-cell>
          <table:table-cell office:value-type="float" office:value="1" calcext:value-type="float">
            <text:p>1</text:p>
          </table:table-cell>
          <table:table-cell table:formula="of:=4.71*[.B63]*(([.G63]/([.$K$4]*([.H63]^(2.63))^1.85)))" office:value-type="float" office:value="4.00139606651468" calcext:value-type="float">
            <text:p>4.001</text:p>
          </table:table-cell>
          <table:table-cell table:formula="of:=[.I63]" office:value-type="float" office:value="4.00139606651468" calcext:value-type="float">
            <text:p>4.0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4]/2)^2)" office:value-type="float" office:value="0.306640625" calcext:value-type="float">
            <text:p>0.307</text:p>
          </table:table-cell>
          <table:table-cell table:formula="of:=11.79*([.D64]^2)*([.$K$3]^0.5)" office:value-type="float" office:value="7.2818854713643" calcext:value-type="float">
            <text:p>7.28</text:p>
          </table:table-cell>
          <table:table-cell table:formula="of:=[.G63]-[.F64]" office:value-type="float" office:value="43.6913128281858" calcext:value-type="float">
            <text:p>43.691</text:p>
          </table:table-cell>
          <table:table-cell office:value-type="float" office:value="1" calcext:value-type="float">
            <text:p>1</text:p>
          </table:table-cell>
          <table:table-cell table:formula="of:=4.71*[.B64]*(([.G64]/([.$K$4]*([.H64]^(2.63))^1.85)))" office:value-type="float" office:value="6.85953611402517" calcext:value-type="float">
            <text:p>6.860</text:p>
          </table:table-cell>
          <table:table-cell table:formula="of:=[.J63]+[.I64]" office:value-type="float" office:value="10.8609321805399" calcext:value-type="float">
            <text:p>10.8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5]/2)^2)" office:value-type="float" office:value="0.306640625" calcext:value-type="float">
            <text:p>0.307</text:p>
          </table:table-cell>
          <table:table-cell table:formula="of:=11.79*([.D65]^2)*([.$K$3]^0.5)" office:value-type="float" office:value="7.2818854713643" calcext:value-type="float">
            <text:p>7.28</text:p>
          </table:table-cell>
          <table:table-cell table:formula="of:=[.G64]-[.F65]" office:value-type="float" office:value="36.4094273568215" calcext:value-type="float">
            <text:p>36.409</text:p>
          </table:table-cell>
          <table:table-cell office:value-type="float" office:value="1" calcext:value-type="float">
            <text:p>1</text:p>
          </table:table-cell>
          <table:table-cell table:formula="of:=4.71*[.B65]*(([.G65]/([.$K$4]*([.H65]^(2.63))^1.85)))" office:value-type="float" office:value="5.71628009502098" calcext:value-type="float">
            <text:p>5.716</text:p>
          </table:table-cell>
          <table:table-cell table:formula="of:=[.J64]+[.I65]" office:value-type="float" office:value="16.5772122755608" calcext:value-type="float">
            <text:p>16.57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6]/2)^2)" office:value-type="float" office:value="0.306640625" calcext:value-type="float">
            <text:p>0.307</text:p>
          </table:table-cell>
          <table:table-cell table:formula="of:=11.79*([.D66]^2)*([.$K$3]^0.5)" office:value-type="float" office:value="7.2818854713643" calcext:value-type="float">
            <text:p>7.28</text:p>
          </table:table-cell>
          <table:table-cell table:formula="of:=[.G65]-[.F66]" office:value-type="float" office:value="29.1275418854572" calcext:value-type="float">
            <text:p>29.128</text:p>
          </table:table-cell>
          <table:table-cell office:value-type="float" office:value="1" calcext:value-type="float">
            <text:p>1</text:p>
          </table:table-cell>
          <table:table-cell table:formula="of:=4.71*[.B66]*(([.G66]/([.$K$4]*([.H66]^(2.63))^1.85)))" office:value-type="float" office:value="4.57302407601678" calcext:value-type="float">
            <text:p>4.573</text:p>
          </table:table-cell>
          <table:table-cell table:formula="of:=[.J65]+[.I66]" office:value-type="float" office:value="21.1502363515776" calcext:value-type="float">
            <text:p>21.1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7]/2)^2)" office:value-type="float" office:value="0.306640625" calcext:value-type="float">
            <text:p>0.307</text:p>
          </table:table-cell>
          <table:table-cell table:formula="of:=11.79*([.D67]^2)*([.$K$3]^0.5)" office:value-type="float" office:value="7.2818854713643" calcext:value-type="float">
            <text:p>7.28</text:p>
          </table:table-cell>
          <table:table-cell table:formula="of:=[.G66]-[.F67]" office:value-type="float" office:value="21.8456564140929" calcext:value-type="float">
            <text:p>21.846</text:p>
          </table:table-cell>
          <table:table-cell office:value-type="float" office:value="1" calcext:value-type="float">
            <text:p>1</text:p>
          </table:table-cell>
          <table:table-cell table:formula="of:=4.71*[.B67]*(([.G67]/([.$K$4]*([.H67]^(2.63))^1.85)))" office:value-type="float" office:value="3.42976805701259" calcext:value-type="float">
            <text:p>3.430</text:p>
          </table:table-cell>
          <table:table-cell table:formula="of:=[.J66]+[.I67]" office:value-type="float" office:value="24.5800044085902" calcext:value-type="float">
            <text:p>24.5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8]/2)^2)" office:value-type="float" office:value="0.306640625" calcext:value-type="float">
            <text:p>0.307</text:p>
          </table:table-cell>
          <table:table-cell table:formula="of:=11.79*([.D68]^2)*([.$K$3]^0.5)" office:value-type="float" office:value="7.2818854713643" calcext:value-type="float">
            <text:p>7.28</text:p>
          </table:table-cell>
          <table:table-cell table:formula="of:=[.G67]-[.F68]" office:value-type="float" office:value="14.5637709427286" calcext:value-type="float">
            <text:p>14.564</text:p>
          </table:table-cell>
          <table:table-cell office:value-type="float" office:value="1" calcext:value-type="float">
            <text:p>1</text:p>
          </table:table-cell>
          <table:table-cell table:formula="of:=4.71*[.B68]*(([.G68]/([.$K$4]*([.H68]^(2.63))^1.85)))" office:value-type="float" office:value="2.28651203800839" calcext:value-type="float">
            <text:p>2.287</text:p>
          </table:table-cell>
          <table:table-cell table:formula="of:=[.J67]+[.I68]" office:value-type="float" office:value="26.8665164465986" calcext:value-type="float">
            <text:p>26.867</text:p>
          </table:table-cell>
          <table:table-cell table:style-name="Default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style-name="ce1" table:formula="of:=5/8" office:value-type="float" office:value="0.625" calcext:value-type="float">
            <text:p>0.625</text:p>
          </table:table-cell>
          <table:table-cell table:formula="of:=3.14*(([.D69]/2)^2)" office:value-type="float" office:value="0.306640625" calcext:value-type="float">
            <text:p>0.307</text:p>
          </table:table-cell>
          <table:table-cell table:formula="of:=11.79*([.D69]^2)*([.$K$3]^0.5)" office:value-type="float" office:value="7.2818854713643" calcext:value-type="float">
            <text:p>7.28</text:p>
          </table:table-cell>
          <table:table-cell table:formula="of:=[.G68]-[.F69]" office:value-type="float" office:value="7.28188547136429" calcext:value-type="float">
            <text:p>7.282</text:p>
          </table:table-cell>
          <table:table-cell office:value-type="float" office:value="1" calcext:value-type="float">
            <text:p>1</text:p>
          </table:table-cell>
          <table:table-cell table:formula="of:=4.71*[.B69]*(([.G69]/([.$K$4]*([.H69]^(2.63))^1.85)))" office:value-type="float" office:value="0.571628009502097" calcext:value-type="float">
            <text:p>0.572</text:p>
          </table:table-cell>
          <table:table-cell table:formula="of:=[.J68]+[.I69]" office:value-type="float" office:value="27.4381444561007" calcext:value-type="float">
            <text:p>27.438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18:02:48.9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3:08:43.605000000</meta:creation-date>
    <dc:date>2019-12-20T21:38:03.988000000</dc:date>
    <meta:editing-duration>PT3H40M29S</meta:editing-duration>
    <meta:editing-cycles>49</meta:editing-cycles>
    <meta:generator>LibreOffice/5.2.0.4$Windows_x86 LibreOffice_project/066b007f5ebcc236395c7d282ba488bca6720265</meta:generator>
    <meta:document-statistic meta:table-count="1" meta:cell-count="616" meta:object-count="0"/>
  </office:meta>
</office:document-meta>
</file>